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tarSymbol" svg:font-family="StarSymbol"/>
    <style:font-face style:name="Mouth Breather BB" svg:font-family="'Mouth Breather BB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OpenSymbol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T6" style:family="text">
      <style:text-properties style:font-name="Standard Symbols L"/>
    </style:style>
    <style:style style:name="T7" style:family="text">
      <style:text-properties style:font-name="Mouth Breather BB"/>
    </style:style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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-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41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91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41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1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41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91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41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91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416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naire on</text:p>
      <text:p text:style-name="P2"/>
      <text:p text:style-name="P1"><text:span text:style-name="T2">Mobile robots visualization via virtual exocentric vision</text:span></text:p>
      <text:p text:style-name="P2"/>
      <text:p text:style-name="P3">The purpose of this questionnaire is to collect your impressions about the experience you just had in visualizing a mobile robot via a virtual exocentric vision system.</text:p>
      <text:p text:style-name="P3">Please answer the questions in a candid fashion. All the information you provide is confidential and will remain anonymous. The information you provide will not be used for any other purpose.</text:p>
      <text:p text:style-name="P5"/>
      <text:list text:style-name="L1">
        <text:list-item>
          <text:p text:style-name="P4">Did you manage to get the trajectory peformed by the robot? If so, describe it below:</text:p>
        </text:list-item>
      </text:list>
      <text:p text:style-name="P3"/>
      <text:p text:style-name="P3"/>
      <text:list text:style-name="L1" text:continue-numbering="true">
        <text:list-item>
          <text:p text:style-name="P4">Did you feel the robot was moving jerkily?</text:p>
        </text:list-item>
      </text:list>
      <text:p text:style-name="P3"><text:s text:c="33"/>no <text:s text:c="2"/>0 <text:s text:c="3"/>1 <text:s text:c="3"/>2 <text:s text:c="3"/>3 <text:s text:c="3"/>4 <text:s text:c="3"/>yes</text:p>
      <text:list text:style-name="L1" text:continue-numbering="true">
        <text:list-header>
          <text:p text:style-name="P4"/>
        </text:list-header>
        <text:list-item>
          <text:p text:style-name="P4">If so, when it was such a behaviour particularly disturbing?</text:p>
          <text:p text:style-name="P4"><text:s text:c="2"/>[ ] <text:s/>during hard turnings</text:p>
          <text:p text:style-name="P4"><text:s text:c="2"/>[ ] <text:s/>during straight lines</text:p>
          <text:p text:style-name="P4"><text:s text:c="2"/>[ ] <text:s/>during broken lines</text:p>
          <text:p text:style-name="P4"/>
        </text:list-item>
        <text:list-item>
          <text:p text:style-name="P4">Give an overall evaluation of how comfortable did you feel at understanding what was the robot doing:</text:p>
          <text:p text:style-name="P4"/>
          <text:p text:style-name="P4">not comfortable <text:s text:c="2"/>0 <text:s text:c="3"/>1 <text:s text:c="3"/>2 <text:s text:c="3"/>3 <text:s text:c="3"/>4 <text:s text:c="3"/>very comfortable</text:p>
        </text:list-item>
      </text:list>
      <text:p text:style-name="P3"/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tarSymbol" svg:font-family="StarSymbol"/>
    <style:font-face style:name="Mouth Breather BB" svg:font-family="'Mouth Breather BB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oris</meta:initial-creator>
    <meta:creation-date>2010-06-30T12:01:12</meta:creation-date>
    <dc:creator>loris</dc:creator>
    <dc:date>2010-06-30T12:35:39</dc:date>
    <meta:editing-cycles>3</meta:editing-cycles>
    <meta:editing-duration>PT34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43" meta:character-count="927"/>
  </office:meta>
</office:document-meta>
</file>